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Chambre, rustine, pegs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table:number-columns-repeated="2"/>
          <table:table-cell table:style-name="ce13" table:formula="of:=[.F115]+[.E116]" office:value-type="float" office:value="5403" calcext:value-type="float">
            <text:p>5403</text:p>
          </table:table-cell>
          <table:table-cell/>
          <table:table-cell table:formula="of:=[.H115]+[.G11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8326.32628" calcext:value-type="currency">
            <text:p>$8 326,33</text:p>
          </table:table-cell>
          <table:table-cell table:style-name="ce41" table:formula="of:=[.A116]*budgetjour-[.O116]" office:value-type="currency" office:currency="USD" office:value="2713.67372" calcext:value-type="currency">
            <text:p>$2 713,67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5403" calcext:value-type="float">
            <text:p>5403</text:p>
          </table:table-cell>
          <table:table-cell/>
          <table:table-cell table:formula="of:=[.H116]+[.G11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326.32628" calcext:value-type="currency">
            <text:p>$8 326,33</text:p>
          </table:table-cell>
          <table:table-cell table:style-name="ce41" table:formula="of:=[.A117]*budgetjour-[.O117]" office:value-type="currency" office:currency="USD" office:value="2809.67372" calcext:value-type="currency">
            <text:p>$2 809,67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403" calcext:value-type="float">
            <text:p>5403</text:p>
          </table:table-cell>
          <table:table-cell/>
          <table:table-cell table:formula="of:=[.H117]+[.G11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326.32628" calcext:value-type="currency">
            <text:p>$8 326,33</text:p>
          </table:table-cell>
          <table:table-cell table:style-name="ce41" table:formula="of:=[.A118]*budgetjour-[.O118]" office:value-type="currency" office:currency="USD" office:value="2905.67372" calcext:value-type="currency">
            <text:p>$2 905,67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403" calcext:value-type="float">
            <text:p>5403</text:p>
          </table:table-cell>
          <table:table-cell/>
          <table:table-cell table:formula="of:=[.H118]+[.G11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326.32628" calcext:value-type="currency">
            <text:p>$8 326,33</text:p>
          </table:table-cell>
          <table:table-cell table:style-name="ce41" table:formula="of:=[.A119]*budgetjour-[.O119]" office:value-type="currency" office:currency="USD" office:value="3001.67372" calcext:value-type="currency">
            <text:p>$3 001,67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403" calcext:value-type="float">
            <text:p>5403</text:p>
          </table:table-cell>
          <table:table-cell/>
          <table:table-cell table:formula="of:=[.H119]+[.G12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326.32628" calcext:value-type="currency">
            <text:p>$8 326,33</text:p>
          </table:table-cell>
          <table:table-cell table:style-name="ce41" table:formula="of:=[.A120]*budgetjour-[.O120]" office:value-type="currency" office:currency="USD" office:value="3097.67372" calcext:value-type="currency">
            <text:p>$3 097,67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403" calcext:value-type="float">
            <text:p>5403</text:p>
          </table:table-cell>
          <table:table-cell/>
          <table:table-cell table:formula="of:=[.H120]+[.G12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326.32628" calcext:value-type="currency">
            <text:p>$8 326,33</text:p>
          </table:table-cell>
          <table:table-cell table:style-name="ce41" table:formula="of:=[.A121]*budgetjour-[.O121]" office:value-type="currency" office:currency="USD" office:value="3193.67372" calcext:value-type="currency">
            <text:p>$3 193,67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403" calcext:value-type="float">
            <text:p>5403</text:p>
          </table:table-cell>
          <table:table-cell/>
          <table:table-cell table:formula="of:=[.H121]+[.G12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326.32628" calcext:value-type="currency">
            <text:p>$8 326,33</text:p>
          </table:table-cell>
          <table:table-cell table:style-name="ce41" table:formula="of:=[.A122]*budgetjour-[.O122]" office:value-type="currency" office:currency="USD" office:value="3289.67372" calcext:value-type="currency">
            <text:p>$3 289,67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403" calcext:value-type="float">
            <text:p>5403</text:p>
          </table:table-cell>
          <table:table-cell/>
          <table:table-cell table:formula="of:=[.H122]+[.G12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326.32628" calcext:value-type="currency">
            <text:p>$8 326,33</text:p>
          </table:table-cell>
          <table:table-cell table:style-name="ce41" table:formula="of:=[.A123]*budgetjour-[.O123]" office:value-type="currency" office:currency="USD" office:value="3385.67372" calcext:value-type="currency">
            <text:p>$3 385,67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403" calcext:value-type="float">
            <text:p>5403</text:p>
          </table:table-cell>
          <table:table-cell/>
          <table:table-cell table:formula="of:=[.H123]+[.G12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326.32628" calcext:value-type="currency">
            <text:p>$8 326,33</text:p>
          </table:table-cell>
          <table:table-cell table:style-name="ce41" table:formula="of:=[.A124]*budgetjour-[.O124]" office:value-type="currency" office:currency="USD" office:value="3481.67372" calcext:value-type="currency">
            <text:p>$3 481,67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403" calcext:value-type="float">
            <text:p>5403</text:p>
          </table:table-cell>
          <table:table-cell/>
          <table:table-cell table:formula="of:=[.H124]+[.G12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326.32628" calcext:value-type="currency">
            <text:p>$8 326,33</text:p>
          </table:table-cell>
          <table:table-cell table:style-name="ce41" table:formula="of:=[.A125]*budgetjour-[.O125]" office:value-type="currency" office:currency="USD" office:value="3577.67372" calcext:value-type="currency">
            <text:p>$3 577,67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403" calcext:value-type="float">
            <text:p>5403</text:p>
          </table:table-cell>
          <table:table-cell/>
          <table:table-cell table:formula="of:=[.H125]+[.G12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326.32628" calcext:value-type="currency">
            <text:p>$8 326,33</text:p>
          </table:table-cell>
          <table:table-cell table:style-name="ce41" table:formula="of:=[.A126]*budgetjour-[.O126]" office:value-type="currency" office:currency="USD" office:value="3673.67372" calcext:value-type="currency">
            <text:p>$3 673,67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403" calcext:value-type="float">
            <text:p>5403</text:p>
          </table:table-cell>
          <table:table-cell/>
          <table:table-cell table:formula="of:=[.H126]+[.G12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326.32628" calcext:value-type="currency">
            <text:p>$8 326,33</text:p>
          </table:table-cell>
          <table:table-cell table:style-name="ce41" table:formula="of:=[.A127]*budgetjour-[.O127]" office:value-type="currency" office:currency="USD" office:value="3769.67372" calcext:value-type="currency">
            <text:p>$3 769,67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403" calcext:value-type="float">
            <text:p>5403</text:p>
          </table:table-cell>
          <table:table-cell/>
          <table:table-cell table:formula="of:=[.H127]+[.G12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326.32628" calcext:value-type="currency">
            <text:p>$8 326,33</text:p>
          </table:table-cell>
          <table:table-cell table:style-name="ce41" table:formula="of:=[.A128]*budgetjour-[.O128]" office:value-type="currency" office:currency="USD" office:value="3865.67372" calcext:value-type="currency">
            <text:p>$3 865,67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403" calcext:value-type="float">
            <text:p>5403</text:p>
          </table:table-cell>
          <table:table-cell/>
          <table:table-cell table:formula="of:=[.H128]+[.G12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326.32628" calcext:value-type="currency">
            <text:p>$8 326,33</text:p>
          </table:table-cell>
          <table:table-cell table:style-name="ce41" table:formula="of:=[.A129]*budgetjour-[.O129]" office:value-type="currency" office:currency="USD" office:value="3961.67372" calcext:value-type="currency">
            <text:p>$3 961,67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403" calcext:value-type="float">
            <text:p>5403</text:p>
          </table:table-cell>
          <table:table-cell/>
          <table:table-cell table:formula="of:=[.H129]+[.G13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326.32628" calcext:value-type="currency">
            <text:p>$8 326,33</text:p>
          </table:table-cell>
          <table:table-cell table:style-name="ce41" table:formula="of:=[.A130]*budgetjour-[.O130]" office:value-type="currency" office:currency="USD" office:value="4057.67372" calcext:value-type="currency">
            <text:p>$4 057,67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403" calcext:value-type="float">
            <text:p>5403</text:p>
          </table:table-cell>
          <table:table-cell/>
          <table:table-cell table:formula="of:=[.H130]+[.G13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326.32628" calcext:value-type="currency">
            <text:p>$8 326,33</text:p>
          </table:table-cell>
          <table:table-cell table:style-name="ce41" table:formula="of:=[.A131]*budgetjour-[.O131]" office:value-type="currency" office:currency="USD" office:value="4153.67372" calcext:value-type="currency">
            <text:p>$4 153,67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403" calcext:value-type="float">
            <text:p>5403</text:p>
          </table:table-cell>
          <table:table-cell/>
          <table:table-cell table:formula="of:=[.H131]+[.G13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326.32628" calcext:value-type="currency">
            <text:p>$8 326,33</text:p>
          </table:table-cell>
          <table:table-cell table:style-name="ce41" table:formula="of:=[.A132]*budgetjour-[.O132]" office:value-type="currency" office:currency="USD" office:value="4249.67372" calcext:value-type="currency">
            <text:p>$4 249,67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403" calcext:value-type="float">
            <text:p>5403</text:p>
          </table:table-cell>
          <table:table-cell/>
          <table:table-cell table:formula="of:=[.H132]+[.G13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326.32628" calcext:value-type="currency">
            <text:p>$8 326,33</text:p>
          </table:table-cell>
          <table:table-cell table:style-name="ce41" table:formula="of:=[.A133]*budgetjour-[.O133]" office:value-type="currency" office:currency="USD" office:value="4345.67372" calcext:value-type="currency">
            <text:p>$4 345,67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403" calcext:value-type="float">
            <text:p>5403</text:p>
          </table:table-cell>
          <table:table-cell/>
          <table:table-cell table:formula="of:=[.H133]+[.G13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326.32628" calcext:value-type="currency">
            <text:p>$8 326,33</text:p>
          </table:table-cell>
          <table:table-cell table:style-name="ce41" table:formula="of:=[.A134]*budgetjour-[.O134]" office:value-type="currency" office:currency="USD" office:value="4441.67372" calcext:value-type="currency">
            <text:p>$4 441,67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403" calcext:value-type="float">
            <text:p>5403</text:p>
          </table:table-cell>
          <table:table-cell/>
          <table:table-cell table:formula="of:=[.H134]+[.G13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326.32628" calcext:value-type="currency">
            <text:p>$8 326,33</text:p>
          </table:table-cell>
          <table:table-cell table:style-name="ce41" table:formula="of:=[.A135]*budgetjour-[.O135]" office:value-type="currency" office:currency="USD" office:value="4537.67372" calcext:value-type="currency">
            <text:p>$4 537,67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403" calcext:value-type="float">
            <text:p>5403</text:p>
          </table:table-cell>
          <table:table-cell/>
          <table:table-cell table:formula="of:=[.H135]+[.G13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326.32628" calcext:value-type="currency">
            <text:p>$8 326,33</text:p>
          </table:table-cell>
          <table:table-cell table:style-name="ce41" table:formula="of:=[.A136]*budgetjour-[.O136]" office:value-type="currency" office:currency="USD" office:value="4633.67372" calcext:value-type="currency">
            <text:p>$4 633,67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403" calcext:value-type="float">
            <text:p>5403</text:p>
          </table:table-cell>
          <table:table-cell/>
          <table:table-cell table:formula="of:=[.H136]+[.G13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326.32628" calcext:value-type="currency">
            <text:p>$8 326,33</text:p>
          </table:table-cell>
          <table:table-cell table:style-name="ce41" table:formula="of:=[.A137]*budgetjour-[.O137]" office:value-type="currency" office:currency="USD" office:value="4729.67372" calcext:value-type="currency">
            <text:p>$4 729,67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403" calcext:value-type="float">
            <text:p>5403</text:p>
          </table:table-cell>
          <table:table-cell/>
          <table:table-cell table:formula="of:=[.H137]+[.G13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326.32628" calcext:value-type="currency">
            <text:p>$8 326,33</text:p>
          </table:table-cell>
          <table:table-cell table:style-name="ce41" table:formula="of:=[.A138]*budgetjour-[.O138]" office:value-type="currency" office:currency="USD" office:value="4825.67372" calcext:value-type="currency">
            <text:p>$4 825,67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403" calcext:value-type="float">
            <text:p>5403</text:p>
          </table:table-cell>
          <table:table-cell/>
          <table:table-cell table:formula="of:=[.H138]+[.G13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326.32628" calcext:value-type="currency">
            <text:p>$8 326,33</text:p>
          </table:table-cell>
          <table:table-cell table:style-name="ce41" table:formula="of:=[.A139]*budgetjour-[.O139]" office:value-type="currency" office:currency="USD" office:value="4921.67372000001" calcext:value-type="currency">
            <text:p>$4 921,67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403" calcext:value-type="float">
            <text:p>5403</text:p>
          </table:table-cell>
          <table:table-cell/>
          <table:table-cell table:formula="of:=[.H139]+[.G14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326.32628" calcext:value-type="currency">
            <text:p>$8 326,33</text:p>
          </table:table-cell>
          <table:table-cell table:style-name="ce41" table:formula="of:=[.A140]*budgetjour-[.O140]" office:value-type="currency" office:currency="USD" office:value="5017.67372" calcext:value-type="currency">
            <text:p>$5 017,67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403" calcext:value-type="float">
            <text:p>5403</text:p>
          </table:table-cell>
          <table:table-cell/>
          <table:table-cell table:formula="of:=[.H140]+[.G14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326.32628" calcext:value-type="currency">
            <text:p>$8 326,33</text:p>
          </table:table-cell>
          <table:table-cell table:style-name="ce41" table:formula="of:=[.A141]*budgetjour-[.O141]" office:value-type="currency" office:currency="USD" office:value="5113.67372" calcext:value-type="currency">
            <text:p>$5 113,67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403" calcext:value-type="float">
            <text:p>5403</text:p>
          </table:table-cell>
          <table:table-cell/>
          <table:table-cell table:formula="of:=[.H141]+[.G14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326.32628" calcext:value-type="currency">
            <text:p>$8 326,33</text:p>
          </table:table-cell>
          <table:table-cell table:style-name="ce41" table:formula="of:=[.A142]*budgetjour-[.O142]" office:value-type="currency" office:currency="USD" office:value="5209.67372" calcext:value-type="currency">
            <text:p>$5 209,67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403" calcext:value-type="float">
            <text:p>5403</text:p>
          </table:table-cell>
          <table:table-cell/>
          <table:table-cell table:formula="of:=[.H142]+[.G14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326.32628" calcext:value-type="currency">
            <text:p>$8 326,33</text:p>
          </table:table-cell>
          <table:table-cell table:style-name="ce41" table:formula="of:=[.A143]*budgetjour-[.O143]" office:value-type="currency" office:currency="USD" office:value="5305.67372" calcext:value-type="currency">
            <text:p>$5 305,67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403" calcext:value-type="float">
            <text:p>5403</text:p>
          </table:table-cell>
          <table:table-cell/>
          <table:table-cell table:formula="of:=[.H143]+[.G14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326.32628" calcext:value-type="currency">
            <text:p>$8 326,33</text:p>
          </table:table-cell>
          <table:table-cell table:style-name="ce41" table:formula="of:=[.A144]*budgetjour-[.O144]" office:value-type="currency" office:currency="USD" office:value="5401.67372" calcext:value-type="currency">
            <text:p>$5 401,67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403" calcext:value-type="float">
            <text:p>5403</text:p>
          </table:table-cell>
          <table:table-cell/>
          <table:table-cell table:formula="of:=[.H144]+[.G14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326.32628" calcext:value-type="currency">
            <text:p>$8 326,33</text:p>
          </table:table-cell>
          <table:table-cell table:style-name="ce41" table:formula="of:=[.A145]*budgetjour-[.O145]" office:value-type="currency" office:currency="USD" office:value="5497.67372" calcext:value-type="currency">
            <text:p>$5 497,67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403" calcext:value-type="float">
            <text:p>5403</text:p>
          </table:table-cell>
          <table:table-cell/>
          <table:table-cell table:formula="of:=[.H145]+[.G14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326.32628" calcext:value-type="currency">
            <text:p>$8 326,33</text:p>
          </table:table-cell>
          <table:table-cell table:style-name="ce41" table:formula="of:=[.A146]*budgetjour-[.O146]" office:value-type="currency" office:currency="USD" office:value="5593.67372" calcext:value-type="currency">
            <text:p>$5 593,67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403" calcext:value-type="float">
            <text:p>5403</text:p>
          </table:table-cell>
          <table:table-cell/>
          <table:table-cell table:formula="of:=[.H146]+[.G14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326.32628" calcext:value-type="currency">
            <text:p>$8 326,33</text:p>
          </table:table-cell>
          <table:table-cell table:style-name="ce41" table:formula="of:=[.A147]*budgetjour-[.O147]" office:value-type="currency" office:currency="USD" office:value="5689.67372" calcext:value-type="currency">
            <text:p>$5 689,67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403" calcext:value-type="float">
            <text:p>5403</text:p>
          </table:table-cell>
          <table:table-cell/>
          <table:table-cell table:formula="of:=[.H147]+[.G14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326.32628" calcext:value-type="currency">
            <text:p>$8 326,33</text:p>
          </table:table-cell>
          <table:table-cell table:style-name="ce41" table:formula="of:=[.A148]*budgetjour-[.O148]" office:value-type="currency" office:currency="USD" office:value="5785.67372" calcext:value-type="currency">
            <text:p>$5 785,67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403" calcext:value-type="float">
            <text:p>5403</text:p>
          </table:table-cell>
          <table:table-cell/>
          <table:table-cell table:formula="of:=[.H148]+[.G14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326.32628" calcext:value-type="currency">
            <text:p>$8 326,33</text:p>
          </table:table-cell>
          <table:table-cell table:style-name="ce41" table:formula="of:=[.A149]*budgetjour-[.O149]" office:value-type="currency" office:currency="USD" office:value="5881.67372" calcext:value-type="currency">
            <text:p>$5 881,67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403" calcext:value-type="float">
            <text:p>5403</text:p>
          </table:table-cell>
          <table:table-cell/>
          <table:table-cell table:formula="of:=[.H149]+[.G15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326.32628" calcext:value-type="currency">
            <text:p>$8 326,33</text:p>
          </table:table-cell>
          <table:table-cell table:style-name="ce41" table:formula="of:=[.A150]*budgetjour-[.O150]" office:value-type="currency" office:currency="USD" office:value="5977.67372000001" calcext:value-type="currency">
            <text:p>$5 977,67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403" calcext:value-type="float">
            <text:p>5403</text:p>
          </table:table-cell>
          <table:table-cell/>
          <table:table-cell table:formula="of:=[.H150]+[.G15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326.32628" calcext:value-type="currency">
            <text:p>$8 326,33</text:p>
          </table:table-cell>
          <table:table-cell table:style-name="ce41" table:formula="of:=[.A151]*budgetjour-[.O151]" office:value-type="currency" office:currency="USD" office:value="6073.67372" calcext:value-type="currency">
            <text:p>$6 073,67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403" calcext:value-type="float">
            <text:p>5403</text:p>
          </table:table-cell>
          <table:table-cell/>
          <table:table-cell table:formula="of:=[.H151]+[.G15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326.32628" calcext:value-type="currency">
            <text:p>$8 326,33</text:p>
          </table:table-cell>
          <table:table-cell table:style-name="ce41" table:formula="of:=[.A152]*budgetjour-[.O152]" office:value-type="currency" office:currency="USD" office:value="6169.67372" calcext:value-type="currency">
            <text:p>$6 169,67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403" calcext:value-type="float">
            <text:p>5403</text:p>
          </table:table-cell>
          <table:table-cell/>
          <table:table-cell table:formula="of:=[.H152]+[.G15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326.32628" calcext:value-type="currency">
            <text:p>$8 326,33</text:p>
          </table:table-cell>
          <table:table-cell table:style-name="ce41" table:formula="of:=[.A153]*budgetjour-[.O153]" office:value-type="currency" office:currency="USD" office:value="6265.67372" calcext:value-type="currency">
            <text:p>$6 265,67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403" calcext:value-type="float">
            <text:p>5403</text:p>
          </table:table-cell>
          <table:table-cell/>
          <table:table-cell table:formula="of:=[.H153]+[.G15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326.32628" calcext:value-type="currency">
            <text:p>$8 326,33</text:p>
          </table:table-cell>
          <table:table-cell table:style-name="ce41" table:formula="of:=[.A154]*budgetjour-[.O154]" office:value-type="currency" office:currency="USD" office:value="6361.67372" calcext:value-type="currency">
            <text:p>$6 361,67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403" calcext:value-type="float">
            <text:p>5403</text:p>
          </table:table-cell>
          <table:table-cell/>
          <table:table-cell table:formula="of:=[.H154]+[.G15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326.32628" calcext:value-type="currency">
            <text:p>$8 326,33</text:p>
          </table:table-cell>
          <table:table-cell table:style-name="ce41" table:formula="of:=[.A155]*budgetjour-[.O155]" office:value-type="currency" office:currency="USD" office:value="6457.67372" calcext:value-type="currency">
            <text:p>$6 457,67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403" calcext:value-type="float">
            <text:p>5403</text:p>
          </table:table-cell>
          <table:table-cell/>
          <table:table-cell table:formula="of:=[.H155]+[.G15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326.32628" calcext:value-type="currency">
            <text:p>$8 326,33</text:p>
          </table:table-cell>
          <table:table-cell table:style-name="ce41" table:formula="of:=[.A156]*budgetjour-[.O156]" office:value-type="currency" office:currency="USD" office:value="6553.67372" calcext:value-type="currency">
            <text:p>$6 553,67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403" calcext:value-type="float">
            <text:p>5403</text:p>
          </table:table-cell>
          <table:table-cell/>
          <table:table-cell table:formula="of:=[.H156]+[.G15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326.32628" calcext:value-type="currency">
            <text:p>$8 326,33</text:p>
          </table:table-cell>
          <table:table-cell table:style-name="ce41" table:formula="of:=[.A157]*budgetjour-[.O157]" office:value-type="currency" office:currency="USD" office:value="6649.67372" calcext:value-type="currency">
            <text:p>$6 649,67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403" calcext:value-type="float">
            <text:p>5403</text:p>
          </table:table-cell>
          <table:table-cell/>
          <table:table-cell table:formula="of:=[.H157]+[.G15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326.32628" calcext:value-type="currency">
            <text:p>$8 326,33</text:p>
          </table:table-cell>
          <table:table-cell table:style-name="ce41" table:formula="of:=[.A158]*budgetjour-[.O158]" office:value-type="currency" office:currency="USD" office:value="6745.67372" calcext:value-type="currency">
            <text:p>$6 745,67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403" calcext:value-type="float">
            <text:p>5403</text:p>
          </table:table-cell>
          <table:table-cell/>
          <table:table-cell table:formula="of:=[.H158]+[.G15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326.32628" calcext:value-type="currency">
            <text:p>$8 326,33</text:p>
          </table:table-cell>
          <table:table-cell table:style-name="ce41" table:formula="of:=[.A159]*budgetjour-[.O159]" office:value-type="currency" office:currency="USD" office:value="6841.67372" calcext:value-type="currency">
            <text:p>$6 841,67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403" calcext:value-type="float">
            <text:p>5403</text:p>
          </table:table-cell>
          <table:table-cell/>
          <table:table-cell table:formula="of:=[.H159]+[.G16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326.32628" calcext:value-type="currency">
            <text:p>$8 326,33</text:p>
          </table:table-cell>
          <table:table-cell table:style-name="ce41" table:formula="of:=[.A160]*budgetjour-[.O160]" office:value-type="currency" office:currency="USD" office:value="6937.67372000001" calcext:value-type="currency">
            <text:p>$6 937,67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403" calcext:value-type="float">
            <text:p>5403</text:p>
          </table:table-cell>
          <table:table-cell/>
          <table:table-cell table:formula="of:=[.H160]+[.G16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326.32628" calcext:value-type="currency">
            <text:p>$8 326,33</text:p>
          </table:table-cell>
          <table:table-cell table:style-name="ce41" table:formula="of:=[.A161]*budgetjour-[.O161]" office:value-type="currency" office:currency="USD" office:value="7033.67372" calcext:value-type="currency">
            <text:p>$7 033,67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403" calcext:value-type="float">
            <text:p>5403</text:p>
          </table:table-cell>
          <table:table-cell/>
          <table:table-cell table:formula="of:=[.H161]+[.G16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326.32628" calcext:value-type="currency">
            <text:p>$8 326,33</text:p>
          </table:table-cell>
          <table:table-cell table:style-name="ce41" table:formula="of:=[.A162]*budgetjour-[.O162]" office:value-type="currency" office:currency="USD" office:value="7129.67372" calcext:value-type="currency">
            <text:p>$7 129,67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403" calcext:value-type="float">
            <text:p>5403</text:p>
          </table:table-cell>
          <table:table-cell/>
          <table:table-cell table:formula="of:=[.H162]+[.G16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326.32628" calcext:value-type="currency">
            <text:p>$8 326,33</text:p>
          </table:table-cell>
          <table:table-cell table:style-name="ce41" table:formula="of:=[.A163]*budgetjour-[.O163]" office:value-type="currency" office:currency="USD" office:value="7225.67372" calcext:value-type="currency">
            <text:p>$7 225,67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403" calcext:value-type="float">
            <text:p>5403</text:p>
          </table:table-cell>
          <table:table-cell/>
          <table:table-cell table:formula="of:=[.H163]+[.G16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326.32628" calcext:value-type="currency">
            <text:p>$8 326,33</text:p>
          </table:table-cell>
          <table:table-cell table:style-name="ce41" table:formula="of:=[.A164]*budgetjour-[.O164]" office:value-type="currency" office:currency="USD" office:value="7321.67372" calcext:value-type="currency">
            <text:p>$7 321,67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403" calcext:value-type="float">
            <text:p>5403</text:p>
          </table:table-cell>
          <table:table-cell/>
          <table:table-cell table:formula="of:=[.H164]+[.G16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326.32628" calcext:value-type="currency">
            <text:p>$8 326,33</text:p>
          </table:table-cell>
          <table:table-cell table:style-name="ce41" table:formula="of:=[.A165]*budgetjour-[.O165]" office:value-type="currency" office:currency="USD" office:value="7417.67372" calcext:value-type="currency">
            <text:p>$7 417,67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403" calcext:value-type="float">
            <text:p>5403</text:p>
          </table:table-cell>
          <table:table-cell/>
          <table:table-cell table:formula="of:=[.H165]+[.G16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326.32628" calcext:value-type="currency">
            <text:p>$8 326,33</text:p>
          </table:table-cell>
          <table:table-cell table:style-name="ce41" table:formula="of:=[.A166]*budgetjour-[.O166]" office:value-type="currency" office:currency="USD" office:value="7513.67372" calcext:value-type="currency">
            <text:p>$7 513,67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403" calcext:value-type="float">
            <text:p>5403</text:p>
          </table:table-cell>
          <table:table-cell/>
          <table:table-cell table:formula="of:=[.H166]+[.G16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326.32628" calcext:value-type="currency">
            <text:p>$8 326,33</text:p>
          </table:table-cell>
          <table:table-cell table:style-name="ce41" table:formula="of:=[.A167]*budgetjour-[.O167]" office:value-type="currency" office:currency="USD" office:value="7609.67372" calcext:value-type="currency">
            <text:p>$7 609,67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403" calcext:value-type="float">
            <text:p>5403</text:p>
          </table:table-cell>
          <table:table-cell/>
          <table:table-cell table:formula="of:=[.H167]+[.G16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326.32628" calcext:value-type="currency">
            <text:p>$8 326,33</text:p>
          </table:table-cell>
          <table:table-cell table:style-name="ce41" table:formula="of:=[.A168]*budgetjour-[.O168]" office:value-type="currency" office:currency="USD" office:value="7705.67372" calcext:value-type="currency">
            <text:p>$7 705,67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403" calcext:value-type="float">
            <text:p>5403</text:p>
          </table:table-cell>
          <table:table-cell/>
          <table:table-cell table:formula="of:=[.H168]+[.G16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326.32628" calcext:value-type="currency">
            <text:p>$8 326,33</text:p>
          </table:table-cell>
          <table:table-cell table:style-name="ce41" table:formula="of:=[.A169]*budgetjour-[.O169]" office:value-type="currency" office:currency="USD" office:value="7801.67372" calcext:value-type="currency">
            <text:p>$7 801,67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403" calcext:value-type="float">
            <text:p>5403</text:p>
          </table:table-cell>
          <table:table-cell/>
          <table:table-cell table:formula="of:=[.H169]+[.G17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326.32628" calcext:value-type="currency">
            <text:p>$8 326,33</text:p>
          </table:table-cell>
          <table:table-cell table:style-name="ce41" table:formula="of:=[.A170]*budgetjour-[.O170]" office:value-type="currency" office:currency="USD" office:value="7897.67372000001" calcext:value-type="currency">
            <text:p>$7 897,67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403" calcext:value-type="float">
            <text:p>5403</text:p>
          </table:table-cell>
          <table:table-cell/>
          <table:table-cell table:formula="of:=[.H170]+[.G17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326.32628" calcext:value-type="currency">
            <text:p>$8 326,33</text:p>
          </table:table-cell>
          <table:table-cell table:style-name="ce41" table:formula="of:=[.A171]*budgetjour-[.O171]" office:value-type="currency" office:currency="USD" office:value="7993.67372000001" calcext:value-type="currency">
            <text:p>$7 993,67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403" calcext:value-type="float">
            <text:p>5403</text:p>
          </table:table-cell>
          <table:table-cell/>
          <table:table-cell table:formula="of:=[.H171]+[.G172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326.32628" calcext:value-type="currency">
            <text:p>$8 326,33</text:p>
          </table:table-cell>
          <table:table-cell table:style-name="ce41" table:formula="of:=[.A172]*budgetjour-[.O172]" office:value-type="currency" office:currency="USD" office:value="8089.67372" calcext:value-type="currency">
            <text:p>$8 089,67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403" calcext:value-type="float">
            <text:p>5403</text:p>
          </table:table-cell>
          <table:table-cell/>
          <table:table-cell table:formula="of:=[.H172]+[.G173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326.32628" calcext:value-type="currency">
            <text:p>$8 326,33</text:p>
          </table:table-cell>
          <table:table-cell table:style-name="ce41" table:formula="of:=[.A173]*budgetjour-[.O173]" office:value-type="currency" office:currency="USD" office:value="8185.67372" calcext:value-type="currency">
            <text:p>$8 185,67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403" calcext:value-type="float">
            <text:p>5403</text:p>
          </table:table-cell>
          <table:table-cell/>
          <table:table-cell table:formula="of:=[.H173]+[.G174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326.32628" calcext:value-type="currency">
            <text:p>$8 326,33</text:p>
          </table:table-cell>
          <table:table-cell table:style-name="ce41" table:formula="of:=[.A174]*budgetjour-[.O174]" office:value-type="currency" office:currency="USD" office:value="8281.67372" calcext:value-type="currency">
            <text:p>$8 281,67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403" calcext:value-type="float">
            <text:p>5403</text:p>
          </table:table-cell>
          <table:table-cell/>
          <table:table-cell table:formula="of:=[.H174]+[.G175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326.32628" calcext:value-type="currency">
            <text:p>$8 326,33</text:p>
          </table:table-cell>
          <table:table-cell table:style-name="ce41" table:formula="of:=[.A175]*budgetjour-[.O175]" office:value-type="currency" office:currency="USD" office:value="8377.67372" calcext:value-type="currency">
            <text:p>$8 377,67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403" calcext:value-type="float">
            <text:p>5403</text:p>
          </table:table-cell>
          <table:table-cell/>
          <table:table-cell table:formula="of:=[.H175]+[.G176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326.32628" calcext:value-type="currency">
            <text:p>$8 326,33</text:p>
          </table:table-cell>
          <table:table-cell table:style-name="ce41" table:formula="of:=[.A176]*budgetjour-[.O176]" office:value-type="currency" office:currency="USD" office:value="8473.67372" calcext:value-type="currency">
            <text:p>$8 473,67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403" calcext:value-type="float">
            <text:p>5403</text:p>
          </table:table-cell>
          <table:table-cell/>
          <table:table-cell table:formula="of:=[.H176]+[.G177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326.32628" calcext:value-type="currency">
            <text:p>$8 326,33</text:p>
          </table:table-cell>
          <table:table-cell table:style-name="ce41" table:formula="of:=[.A177]*budgetjour-[.O177]" office:value-type="currency" office:currency="USD" office:value="8569.67372" calcext:value-type="currency">
            <text:p>$8 569,67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403" calcext:value-type="float">
            <text:p>5403</text:p>
          </table:table-cell>
          <table:table-cell/>
          <table:table-cell table:formula="of:=[.H177]+[.G178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326.32628" calcext:value-type="currency">
            <text:p>$8 326,33</text:p>
          </table:table-cell>
          <table:table-cell table:style-name="ce41" table:formula="of:=[.A178]*budgetjour-[.O178]" office:value-type="currency" office:currency="USD" office:value="8665.67372" calcext:value-type="currency">
            <text:p>$8 665,67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403" calcext:value-type="float">
            <text:p>5403</text:p>
          </table:table-cell>
          <table:table-cell/>
          <table:table-cell table:formula="of:=[.H178]+[.G179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326.32628" calcext:value-type="currency">
            <text:p>$8 326,33</text:p>
          </table:table-cell>
          <table:table-cell table:style-name="ce41" table:formula="of:=[.A179]*budgetjour-[.O179]" office:value-type="currency" office:currency="USD" office:value="8761.67372" calcext:value-type="currency">
            <text:p>$8 761,67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403" calcext:value-type="float">
            <text:p>5403</text:p>
          </table:table-cell>
          <table:table-cell/>
          <table:table-cell table:formula="of:=[.H179]+[.G180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326.32628" calcext:value-type="currency">
            <text:p>$8 326,33</text:p>
          </table:table-cell>
          <table:table-cell table:style-name="ce41" table:formula="of:=[.A180]*budgetjour-[.O180]" office:value-type="currency" office:currency="USD" office:value="8857.67372" calcext:value-type="currency">
            <text:p>$8 857,67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403" calcext:value-type="float">
            <text:p>5403</text:p>
          </table:table-cell>
          <table:table-cell/>
          <table:table-cell table:formula="of:=[.H180]+[.G181]" office:value-type="float" office:value="31675" calcext:value-type="float">
            <text:p>3167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326.32628" calcext:value-type="currency">
            <text:p>$8 326,33</text:p>
          </table:table-cell>
          <table:table-cell table:style-name="ce41" table:formula="of:=[.A181]*budgetjour-[.O181]" office:value-type="currency" office:currency="USD" office:value="8953.67372000001" calcext:value-type="currency">
            <text:p>$8 953,67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5.661723030303" calcext:value-type="currency">
            <text:p>$135,66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table:number-columns-repeated="11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0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10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10]+[.D11]" office:value-type="float" office:value="709" calcext:value-type="float">
            <text:p>709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1]+[.D12]" office:value-type="float" office:value="762" calcext:value-type="float">
            <text:p>762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2]+[.D13]" office:value-type="float" office:value="871" calcext:value-type="float">
            <text:p>871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Halls Creek" calcext:value-type="string">
            <text:p>Halls Creek</text:p>
          </table:table-cell>
          <table:table-cell table:number-columns-repeated="12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5]" office:value-type="float" office:value="1073" calcext:value-type="float">
            <text:p>1073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5]+[.D16]" office:value-type="float" office:value="1158" calcext:value-type="float">
            <text:p>1158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 table:number-columns-repeated="11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table:number-columns-repeated="12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6]+[.D20]" office:value-type="float" office:value="1390" calcext:value-type="float">
            <text:p>1390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string" office:string-value="Willare Bridge" calcext:value-type="string">
            <text:p>Willare Bridge</text:p>
          </table:table-cell>
          <table:table-cell table:number-columns-repeated="12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2]" office:value-type="float" office:value="1557" calcext:value-type="float">
            <text:p>1557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 table:formula="of:=[.E22]/[.G23]" office:value-type="float" office:value="86.5" calcext:value-type="float">
            <text:p>87</text:p>
          </table:table-cell>
          <table:table-cell/>
          <table:table-cell table:formula="of:=SUM([.G4:.G22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-of-week/>
      <number:text> </number:text>
      <number:day/>
      <number:text> </number:text>
      <number:month number:style="long"/>
    </number:date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9:29:17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7T19:20:01.562000000</dc:date>
    <meta:editing-duration>P131DT5H36M7S</meta:editing-duration>
    <meta:editing-cycles>345</meta:editing-cycles>
    <meta:document-statistic meta:table-count="3" meta:cell-count="2698" meta:object-count="0"/>
  </office:meta>
</office:document-meta>
</file>